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76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56.75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91.64pt"/>
    </style:style>
    <style:style style:name="co6" style:family="table-column">
      <style:table-column-properties fo:break-before="auto" style:column-width="78.46pt"/>
    </style:style>
    <style:style style:name="co7" style:family="table-column">
      <style:table-column-properties fo:break-before="auto" style:column-width="95.9pt"/>
    </style:style>
    <style:style style:name="co8" style:family="table-column">
      <style:table-column-properties fo:break-before="auto" style:column-width="29.7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5instance-shuffle-tra-462-1000res-0folds-1e-06ridge-50w2vdim-&lt;start&gt;-18-09_00: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04049129380068" calcext:value-type="float">
            <text:p>0.5040491294</text:p>
          </table:table-cell>
          <table:table-cell office:value-type="float" office:value="0" calcext:value-type="float">
            <text:p>0</text:p>
          </table:table-cell>
          <table:table-cell office:value-type="float" office:value="0.0667388167388167" calcext:value-type="float">
            <text:p>0.0667388167</text:p>
          </table:table-cell>
          <table:table-cell office:value-type="float" office:value="0" calcext:value-type="float">
            <text:p>0</text:p>
          </table:table-cell>
          <table:table-cell office:value-type="float" office:value="0.266233766233766" calcext:value-type="float">
            <text:p>0.2662337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500389550478723" calcext:value-type="float">
            <text:p>0.5003895505</text:p>
          </table:table-cell>
          <table:table-cell office:value-type="float" office:value="0" calcext:value-type="float">
            <text:p>0</text:p>
          </table:table-cell>
          <table:table-cell office:value-type="float" office:value="0.0692640692640693" calcext:value-type="float">
            <text:p>0.0692640693</text:p>
          </table:table-cell>
          <table:table-cell office:value-type="float" office:value="0" calcext:value-type="float">
            <text:p>0</text:p>
          </table:table-cell>
          <table:table-cell office:value-type="float" office:value="0.266233766233766" calcext:value-type="float">
            <text:p>0.26623376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503678865788902" calcext:value-type="float">
            <text:p>0.5036788658</text:p>
          </table:table-cell>
          <table:table-cell office:value-type="float" office:value="0" calcext:value-type="float">
            <text:p>0</text:p>
          </table:table-cell>
          <table:table-cell office:value-type="float" office:value="0.0698953823953824" calcext:value-type="float">
            <text:p>0.0698953824</text:p>
          </table:table-cell>
          <table:table-cell office:value-type="float" office:value="0" calcext:value-type="float">
            <text:p>0</text:p>
          </table:table-cell>
          <table:table-cell office:value-type="float" office:value="0.283549783549784" calcext:value-type="float">
            <text:p>0.28354978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50222920276465" calcext:value-type="float">
            <text:p>0.5022292028</text:p>
          </table:table-cell>
          <table:table-cell office:value-type="float" office:value="0" calcext:value-type="float">
            <text:p>0</text:p>
          </table:table-cell>
          <table:table-cell office:value-type="float" office:value="0.0551948051948052" calcext:value-type="float">
            <text:p>0.0551948052</text:p>
          </table:table-cell>
          <table:table-cell office:value-type="float" office:value="0" calcext:value-type="float">
            <text:p>0</text:p>
          </table:table-cell>
          <table:table-cell office:value-type="float" office:value="0.242424242424242" calcext:value-type="float">
            <text:p>0.24242424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502314081650077" calcext:value-type="float">
            <text:p>0.5023140817</text:p>
          </table:table-cell>
          <table:table-cell office:value-type="float" office:value="0" calcext:value-type="float">
            <text:p>0</text:p>
          </table:table-cell>
          <table:table-cell office:value-type="float" office:value="0.0724206349206349" calcext:value-type="float">
            <text:p>0.0724206349</text:p>
          </table:table-cell>
          <table:table-cell office:value-type="float" office:value="0" calcext:value-type="float">
            <text:p>0</text:p>
          </table:table-cell>
          <table:table-cell office:value-type="float" office:value="0.281385281385281" calcext:value-type="float">
            <text:p>0.281385281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502532166012484" calcext:value-type="float">
            <text:p>0.502532166</text:p>
          </table:table-cell>
          <table:table-cell/>
          <table:table-cell table:formula="of:=AVERAGE([.D2:.D6])" office:value-type="float" office:value="0.0667027417027417" calcext:value-type="float">
            <text:p>0.0667027417</text:p>
          </table:table-cell>
          <table:table-cell/>
          <table:table-cell table:formula="of:=AVERAGE([.F2:.F6])" office:value-type="float" office:value="0.267965367965368" calcext:value-type="float">
            <text:p>0.2679653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.</text:p>
          </table:table-cell>
          <table:table-cell table:formula="of:=STDEV([.B2:.B6])" office:value-type="float" office:value="0.00144449360330959" calcext:value-type="float">
            <text:p>0.0014444936</text:p>
          </table:table-cell>
          <table:table-cell/>
          <table:table-cell table:formula="of:=STDEV([.D2:.D6])" office:value-type="float" office:value="0.00674317359258378" calcext:value-type="float">
            <text:p>0.0067431736</text:p>
          </table:table-cell>
          <table:table-cell/>
          <table:table-cell table:formula="of:=STDEV([.F2:.F6])" office:value-type="float" office:value="0.0164416701427125" calcext:value-type="float">
            <text:p>0.016441670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8T01:01:33.851809702</dc:date>
    <dc:creator>Surender Kumar</dc:creator>
    <meta:editing-duration>PT45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